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0.4299in"/>
    </style:style>
    <style:style style:name="co5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02in"/>
    </style:style>
    <style:style style:name="co4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5161in"/>
    </style:style>
    <style:style style:name="co7" style:family="table-column">
      <style:table-column-properties fo:break-before="auto" style:column-width="1.2374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9.7717in"/>
    </style:style>
    <style:style style:name="co11" style:family="table-column">
      <style:table-column-properties fo:break-before="auto" style:column-width="13.1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ccccc"/>
    </style:style>
    <style:style style:name="ce3" style:family="table-cell" style:parent-style-name="Default">
      <style:text-properties fo:color="#cccccc" fo:font-weight="normal" style:font-weight-asian="normal" style:font-weight-complex="normal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23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sks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6" table:default-cell-style-name="ce2"/>
        <table:table-column table:style-name="co7" table:default-cell-style-name="ce2"/>
        <table:table-column table:style-name="co5" table:default-cell-style-name="ce2"/>
        <table:table-column table:style-name="co8" table:default-cell-style-name="ce2"/>
        <table:table-column table:style-name="co9" table:default-cell-style-name="ce2"/>
        <table:table-column table:style-name="co11" table:default-cell-style-name="ce2"/>
        <table:table-column table:style-name="co5" table:number-columns-repeated="1016" table:default-cell-style-name="Default"/>
        <table:table-row table:style-name="ro1">
          <table:table-cell table:style-name="ce1" office:value-type="string">
            <text:p>Number</text:p>
          </table:table-cell>
          <table:table-cell table:style-name="ce1" office:value-type="string">
            <text:p>Dependencies</text:p>
          </table:table-cell>
          <table:table-cell table:style-name="ce1" office:value-type="string">
            <office:annotation draw:style-name="gr1" draw:text-style-name="P1" svg:width="1.2736in" svg:height="1.0122in" svg:x="2.3358in" svg:y="0in" draw:caption-point-x="-0.2402in" draw:caption-point-y="0.0039in">
              <dc:date>2011-02-23T00:00:00</dc:date>
              <text:p text:style-name="P1"><text:span text:style-name="T1">C = complete</text:span></text:p>
              <text:p text:style-name="P1"><text:span text:style-name="T1">IP = in progress</text:span></text:p>
              <text:p text:style-name="P1"><text:span text:style-name="T1">NS = not started</text:span></text:p>
              <text:p text:style-name="P1"><text:span text:style-name="T1">F = fixed</text:span></text:p>
              <text:p text:style-name="P1"><text:span text:style-name="T1">D = dismissed</text:span></text:p>
              <text:p text:style-name="P1"><text:span text:style-name="T1">R = researching</text:span></text:p>
            </office:annotation>
            <text:p>Status</text:p>
          </table:table-cell>
          <table:table-cell table:style-name="ce1" office:value-type="string">
            <text:p>Ven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riority level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Notes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/>
          <table:table-cell table:style-name="ce3"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Schema for database</text:p>
          </table:table-cell>
          <table:table-cell office:value-type="string">
            <text:p>doc/ER_diagram.dia (requires Dia program), sql/db_tables.sql, and sql/db_constraints.sql</text:p>
          </table:table-cell>
          <table:table-cell table:style-name="ce2" table:number-columns-repeated="1016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movie table.</text:p>
          </table:table-cell>
          <table:table-cell office:value-type="string">
            <text:p>scripts/movie and bin/movie2sql (from src/movie2sql.c) creates sql/movie.sql</text:p>
          </table:table-cell>
          <table:table-cell table:style-name="ce2" table:number-columns-repeated="1016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crewperson table.</text:p>
          </table:table-cell>
          <table:table-cell office:value-type="string">
            <text:p>data/crewprson.txt, scripts/crewperson, bin/crew2sql (from src/crew2sql.hs), and bin/nameFormatter (from src/nameFormatter.hs) creates sql/crewperson.sql</text:p>
          </table:table-cell>
          <table:table-cell table:style-name="ce2" table:number-columns-repeated="1016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country table.</text:p>
          </table:table-cell>
          <table:table-cell office:value-type="string">
            <text:p>data/country.txt, scripts/country, and bin/country2sql (from src/country2sql.hs) creates sql/country.sql</text:p>
          </table:table-cell>
          <table:table-cell table:style-name="ce2" table:number-columns-repeated="1016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oscar table.</text:p>
          </table:table-cell>
          <table:table-cell office:value-type="string">
            <text:p>data/oscar.txt, src/oscar2sql.hs, bin/oscar2sql, and sql/oscar.sql</text:p>
          </table:table-cell>
          <table:table-cell table:style-name="ce2" table:number-columns-repeated="1016"/>
        </table:table-row>
        <table:table-row table:style-name="ro1">
          <table:table-cell table:style-name="Default" office:value-type="float" office:value="7">
            <text:p>7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oscargivento table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8">
            <text:p>8</text:p>
          </table:table-cell>
          <table:table-cell table:style-name="Default" office:value-type="float" office:value="26">
            <text:p>26</text:p>
          </table:table-cell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list table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9">
            <text:p>9</text:p>
          </table:table-cell>
          <table:table-cell table:style-name="Default" office:value-type="float" office:value="26">
            <text:p>26</text:p>
          </table:table-cell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listcontains table.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genre table.</text:p>
          </table:table-cell>
          <table:table-cell office:value-type="string">
            <text:p>data/genre.txt, sql/genre.sql, src/genre2sql.hs, and bin/genre2sql.</text:p>
          </table:table-cell>
          <table:table-cell table:style-name="ce2" table:number-columns-repeated="1016"/>
        </table:table-row>
        <table:table-row table:style-name="ro1">
          <table:table-cell table:style-name="Default" office:value-type="float" office:value="11">
            <text:p>1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genrecontains table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12">
            <text:p>12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workedon table.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string">
            <text:p>F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.sql always results in the last movie appearing twice (although, Postgres will take care of this, I think, by rejecting the second one)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D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 table's year_constraint is hard-coded as &lt;= 2012, for example. <text:s/>is there a way to make this dynamic? <text:s/>(some sql current_year function + 3, maybe?)</text:p>
          </table:table-cell>
          <table:table-cell office:value-type="string">
            <text:p>Will have front-end take care of this.</text:p>
          </table:table-cell>
          <table:table-cell table:number-columns-repeated="1016"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F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Medium</text:p>
          </table:table-cell>
          <table:table-cell office:value-type="string">
            <text:p>'&amp;frac12' should not be stored in the database for the '½' character—let the php or javascript, or whatever take care of the translation.</text:p>
          </table:table-cell>
          <table:table-cell office:value-type="string">
            <text:p>this was taken care of with task #22</text:p>
          </table:table-cell>
          <table:table-cell table:style-name="ce2" table:number-columns-repeated="1016"/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string">
            <text:p>C</text:p>
          </table:table-cell>
          <table:table-cell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reate a FiLTH logo.</text:p>
          </table:table-cell>
          <table:table-cell office:value-type="string">
            <text:p>images/filth_logo.png</text:p>
          </table:table-cell>
          <table:table-cell table:style-name="ce2" table:number-columns-repeated="1016"/>
        </table:table-row>
        <table:table-row table:style-name="ro1">
          <table:table-cell table:style-name="Default" office:value-type="float" office:value="17">
            <text:p>1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dd &lt;!DOCTYPE at top of web pages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18">
            <text:p>18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Create stylesheet(s) for the site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19">
            <text:p>19</text:p>
          </table:table-cell>
          <table:table-cell table:style-name="Default"/>
          <table:table-cell table:style-name="Default" office:value-type="string">
            <text:p>R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Titles of movies from search results are links to imdb (example: <text:a xlink:href="http://www.imdb.com/find?s=titles&amp;q=the+shawshank+redemption">http://www.imdb.com/find?s=titles&amp;q=the+shawshank+redemption</text:a>)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Low</text:p>
          </table:table-cell>
          <table:table-cell office:value-type="string">
            <text:p>Combine db_*.sql files into one sql file and name it something like setup_database.sql or init_database.sql.</text:p>
          </table:table-cell>
          <table:table-cell/>
          <table:table-cell table:style-name="ce2" table:number-columns-repeated="1016"/>
        </table:table-row>
        <table:table-row table:style-name="ro1">
          <table:table-cell table:style-name="Default" office:value-type="float" office:value="21">
            <text:p>2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Create a background image.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limited domains (such as movie.mystarrating, oscargivento.status) to smallint type (front-end can then translate accordingly)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23">
            <text:p>23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naming convention of tables, etc. to words seperated by underscore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24">
            <text:p>24</text:p>
          </table:table-cell>
          <table:table-cell/>
          <table:table-cell office:value-type="string">
            <text:p>D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Change db schema to a more dimensional model—have movie table contain all attributes with foreign keys to other tables (maybe not entirely)</text:p>
          </table:table-cell>
          <table:table-cell/>
          <table:table-cell table:style-name="ce2" table:number-columns-repeated="1016"/>
        </table:table-row>
        <table:table-row table:style-name="ro1">
          <table:table-cell table:style-name="Default" office:value-type="float" office:value="25">
            <text:p>25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Default" office:value-type="string">
            <text:p>GUI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Go through tutorials on Java GUIs with NetBeans, wxPython, QtCreator, etc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26">
            <text:p>26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Medium</text:p>
          </table:table-cell>
          <table:table-cell table:style-name="Default" office:value-type="string">
            <text:p>Gather up list data and type them up in a certain format for a program to easily parse through to convert to sql to dump into db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F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High</text:p>
          </table:table-cell>
          <table:table-cell office:value-type="string">
            <text:p>“A Dog's Life” and “A Day's Pleasure” have 'A' as 'a' (not capitalized). <text:s/>They are both shorts.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Titles shouldn't have “[short]” in them. <text:s/>Let there be a “Short” genre to take care of that.</text:p>
          </table:table-cell>
          <table:table-cell office:value-type="string">
            <text:p>this is taken care of on the genre side—just needs to be fixed in movie2sql</text:p>
          </table:table-cell>
          <table:table-cell table:style-name="ce2" table:number-columns-repeated="1016"/>
        </table:table-row>
        <table:table-row table:style-name="ro1">
          <table:table-cell table:style-name="Default" office:value-type="float" office:value="29">
            <text:p>29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Medium</text:p>
          </table:table-cell>
          <table:table-cell table:style-name="Default" office:value-type="string">
            <text:p>Filling movie table with movies haven't seen.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Don't contain accented special characters. <text:s/>They will not be found when searching (e.g. Penélope Cruz vs. Penelope Cruz).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31">
            <text:p>31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High</text:p>
          </table:table-cell>
          <table:table-cell office:value-type="string">
            <text:p>Rewrite movie2sql in Python (and to take care of #27 and #28)</text:p>
          </table:table-cell>
          <table:table-cell office:value-type="string">
            <text:p>src/movie2sql.py</text:p>
          </table:table-cell>
          <table:table-cell table:style-name="ce2" table:number-columns-repeated="1016"/>
        </table:table-row>
        <table:table-row table:style-name="ro1">
          <table:table-cell office:value-type="float" office:value="32">
            <text:p>32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sql files for both postgres and mysql (mysql workbench needs the database name, pgAdminIII doesn't)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33">
            <text:p>33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add schemas for my movie awards</text:p>
          </table:table-cell>
          <table:table-cell table:number-columns-repeated="1017"/>
        </table:table-row>
        <table:table-row table:style-name="ro1">
          <table:table-cell table:style-name="Default" office:value-type="float" office:value="34">
            <text:p>34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Create a Redmine instance for this project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string">
            <text:p>C</text:p>
          </table:table-cell>
          <table:table-cell office:value-type="string">
            <text:p>Research</text:p>
          </table:table-cell>
          <table:table-cell/>
          <table:table-cell office:value-type="string">
            <text:p>Low</text:p>
          </table:table-cell>
          <table:table-cell office:value-type="string">
            <text:p>Learn LaTeX</text:p>
          </table:table-cell>
          <table:table-cell office:value-type="string">
            <text:p>This is in order to insert a movie automatically into a LaTeX file that creates a document like Movie_Ratings.doc, for example, and the lists that the DB will have data for.</text:p>
          </table:table-cell>
          <table:table-cell table:style-name="ce2" table:number-columns-repeated="1016"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Add comments attribute of type TEXT to the movie table</text:p>
          </table:table-cell>
          <table:table-cell table:number-columns-repeated="1017"/>
        </table:table-row>
        <table:table-row table:style-name="ro1">
          <table:table-cell table:style-name="Default" office:value-type="float" office:value="37">
            <text:p>3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dd indexes to certain attributes? <text:s/>Research which ones should be.</text:p>
          </table:table-cell>
          <table:table-cell table:style-name="Default" office:value-type="string">
            <text:p>Maybe save this for last. <text:s/>Gather stats on query execution times for various indexes once all of the data in populated.</text:p>
          </table:table-cell>
          <table:table-cell table:number-columns-repeated="1016"/>
        </table:table-row>
        <table:table-row table:style-name="ro1">
          <table:table-cell office:value-type="float" office:value="38">
            <text:p>38</text:p>
          </table:table-cell>
          <table:table-cell/>
          <table:table-cell office:value-type="string">
            <text:p>IP</text:p>
          </table:table-cell>
          <table:table-cell office:value-type="string">
            <text:p>Research</text:p>
          </table:table-cell>
          <table:table-cell/>
          <table:table-cell office:value-type="string">
            <text:p>Low</text:p>
          </table:table-cell>
          <table:table-cell office:value-type="string">
            <text:p>Research about full text search</text:p>
          </table:table-cell>
          <table:table-cell/>
          <table:table-cell table:style-name="ce2" table:number-columns-repeated="1016"/>
        </table:table-row>
        <table:table-row table:style-name="ro1">
          <table:table-cell table:style-name="Default" office:value-type="float" office:value="39">
            <text:p>39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Type up old lists of my awards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40">
            <text:p>40</text:p>
          </table:table-cell>
          <table:table-cell/>
          <table:table-cell office:value-type="string">
            <text:p>C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Write up my movie rating list in LaTex.</text:p>
          </table:table-cell>
          <table:table-cell office:value-type="string">
            <text:p>This will then be used in FiLTH when adding a movie seen—it will add it to the LaTex file as well as the database and produce a new pdf for the movie rating list.</text:p>
          </table:table-cell>
          <table:table-cell table:style-name="ce2" table:number-columns-repeated="1016"/>
        </table:table-row>
        <table:table-row table:style-name="ro1">
          <table:table-cell office:value-type="float" office:value="41">
            <text:p>41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Remove country table and use encoding scheme like star_rating where front-end takes care of the translation and document the encoding in init_....sql</text:p>
          </table:table-cell>
          <table:table-cell office:value-type="string">
            <text:p>This will at least remove one join</text:p>
          </table:table-cell>
          <table:table-cell table:number-columns-repeated="1016"/>
        </table:table-row>
        <table:table-row table:style-name="ro1">
          <table:table-cell table:style-name="Default" office:value-type="float" office:value="42">
            <text:p>42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Insert copyright headers for all source files and add a COPYING file</text:p>
          </table:table-cell>
          <table:table-cell table:style-name="Default" office:value-type="string">
            <text:p>most likely GPLv3</text:p>
          </table:table-cell>
          <table:table-cell table:number-columns-repeated="1016"/>
        </table:table-row>
        <table:table-row table:style-name="ro1">
          <table:table-cell table:style-name="Default" office:value-type="float" office:value="43">
            <text:p>43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Default" office:value-type="string">
            <text:p>Research</text:p>
          </table:table-cell>
          <table:table-cell table:style-name="Default"/>
          <table:table-cell table:style-name="Default" office:value-type="string">
            <text:p>High</text:p>
          </table:table-cell>
          <table:table-cell table:style-name="Default" office:value-type="string">
            <text:p>Learn sqlite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44">
            <text:p>44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Use NULL in the mpaa column for movies released before the MPAA rating system?</text:p>
          </table:table-cell>
          <table:table-cell table:style-name="Default" office:value-type="string">
            <text:p>Would require adding some code to the movie2sql.py script</text:p>
          </table:table-cell>
          <table:table-cell table:number-columns-repeated="1016"/>
        </table:table-row>
        <table:table-row table:style-name="ro1">
          <table:table-cell office:value-type="float" office:value="45">
            <text:p>45</text:p>
          </table:table-cell>
          <table:table-cell/>
          <table:table-cell office:value-type="string">
            <text:p>C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Add echoes to drop_and_create scripts and use a switch for psql to redirect error/notice messages to the temp files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46">
            <text:p>46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*A*S*H is being inserted as M2A2S2H ?</text:p>
          </table:table-cell>
          <table:table-cell/>
          <table:table-cell table:style-name="ce2" table:number-columns-repeated="1016"/>
        </table:table-row>
        <table:table-row table:style-name="ro1">
          <table:table-cell table:style-name="Default" office:value-type="float" office:value="47">
            <text:p>4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llow accented characters back into the database ?</text:p>
          </table:table-cell>
          <table:table-cell table:style-name="Default" office:value-type="string">
            <text:p>fine for crewPerson names, but would have to go in to Movie_Ratings.doc and add them all in manually.</text:p>
          </table:table-cell>
          <table:table-cell table:number-columns-repeated="1016"/>
        </table:table-row>
        <table:table-row table:style-name="ro1">
          <table:table-cell office:value-type="float" office:value="48">
            <text:p>48</text:p>
          </table:table-cell>
          <table:table-cell/>
          <table:table-cell office:value-type="string">
            <text:p>D</text:p>
          </table:table-cell>
          <table:table-cell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Learn QtCreator</text:p>
          </table:table-cell>
          <table:table-cell/>
          <table:table-cell table:style-name="ce2" table:number-columns-repeated="1016"/>
        </table:table-row>
        <table:table-row table:style-name="ro1">
          <table:table-cell table:style-name="Default" office:value-type="float" office:value="49">
            <text:p>49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Write a script to just drop and add the movie table not the whole database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50">
            <text:p>5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Medium</text:p>
          </table:table-cell>
          <table:table-cell office:value-type="string">
            <text:p>Add documentaries (features) to Oscar data</text:p>
          </table:table-cell>
          <table:table-cell/>
          <table:table-cell table:style-name="ce2" table:number-columns-repeated="1016"/>
        </table:table-row>
        <table:table-row table:style-name="ro1">
          <table:table-cell table:style-name="Default" office:value-type="float" office:value="51">
            <text:p>5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Write parsers for Movie_Ratings and Filmographies, and anything else that needs parsing for data collection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52">
            <text:p>52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Bug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oscarGivenTo.sh not extracting screenplay nominations from 1929 and 1930</text:p>
          </table:table-cell>
          <table:table-cell table:style-name="Default" office:value-type="string">
            <text:p>just add a “Screenplay” category to oscar table</text:p>
          </table:table-cell>
          <table:table-cell table:number-columns-repeated="1016"/>
        </table:table-row>
        <table:table-row table:style-name="ro1">
          <table:table-cell office:value-type="float" office:value="53">
            <text:p>53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change movie schema to have country as text rather than smallint</text:p>
          </table:table-cell>
          <table:table-cell/>
          <table:table-cell table:style-name="ce2" table:number-columns-repeated="1016"/>
        </table:table-row>
      </table:table>
      <table:table table:name="Status Legend" table:style-name="ta1" table:print="false">
        <office:forms form:automatic-focus="false" form:apply-design-mode="false"/>
        <table:table-column table:style-name="co10" table:default-cell-style-name="Default"/>
        <table:table-column table:style-name="co5" table:default-cell-style-name="Default"/>
        <table:table-row table:style-name="ro1">
          <table:table-cell office:value-type="string">
            <text:p>C</text:p>
          </table:table-cell>
          <table:table-cell office:value-type="string">
            <text:p>Completed</text:p>
          </table:table-cell>
        </table:table-row>
        <table:table-row table:style-name="ro1">
          <table:table-cell office:value-type="string">
            <text:p>IP</text:p>
          </table:table-cell>
          <table:table-cell office:value-type="string">
            <text:p>In Progess</text:p>
          </table:table-cell>
        </table:table-row>
        <table:table-row table:style-name="ro1">
          <table:table-cell office:value-type="string">
            <text:p>NS</text:p>
          </table:table-cell>
          <table:table-cell office:value-type="string">
            <text:p>Not Started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Fixed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Dismissed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Researching</text:p>
          </table:table-cell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9">08/09/2011</text:date>, <text:time>18:30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02T17:44:54</meta:creation-date>
    <dc:date>2011-08-09T18:30:37</dc:date>
    <meta:editing-duration>PT18H14M39S</meta:editing-duration>
    <meta:editing-cycles>76</meta:editing-cycles>
    <meta:generator>OpenOffice.org/3.2$Unix OpenOffice.org_project/320m12$Build-9483</meta:generator>
    <dc:creator>Tyler Hayes</dc:creator>
    <meta:document-statistic meta:table-count="3" meta:cell-count="343" meta:object-count="0"/>
    <meta:user-defined meta:name="Info 1"/>
    <meta:user-defined meta:name="Info 2"/>
    <meta:user-defined meta:name="Info 3"/>
    <meta:user-defined meta:name="Info 4"/>
  </office:meta>
</office:document-meta>
</file>